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intsTests.registerResourceBundleSeveralTimesAddsOn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regis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intsTests.registerTypeSeveralTimesAddsOnlyOn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patternOf( List &lt; String &gt; includes , List &lt; String &gt;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registerExactMatchesInRoo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HintsTests.registerTypeWithNes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registerResourceWithExistingClassPath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intsTests.registerResourceWithUnsupportedResour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registerPatternWithIncludesAnd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intsTests.registerResourceWithExistingRelativeClassPath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intsTests.registerResourc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intsTests.registerIfPresentRegisterExisting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registerResourceWithNonexistentClassPath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patternOf( String ...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intsTests.registerTypeWithInnerNes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registerIfPresentIgnoreMissing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intsTests.resourceBundle( String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intsTests.registerExact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HintsTests.registerRoo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intsTests.registerRoo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intsTests.register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